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2de1a"/>
    </style:style>
    <style:style style:name="P3" style:family="paragraph" style:parent-style-name="Table_20_Contents">
      <style:text-properties officeooo:rsid="0012de1a" officeooo:paragraph-rsid="0014ca66"/>
    </style:style>
    <style:style style:name="T1" style:family="text">
      <style:text-properties officeooo:rsid="0014ca66"/>
    </style:style>
    <style:style style:name="T2" style:family="text">
      <style:text-properties fo:language="it" fo:country="IT" officeooo:rsid="0014ca66"/>
    </style:style>
    <style:style style:name="T3" style:family="text">
      <style:text-properties fo:language="it" fo:country="IT" fo:font-weight="bold" officeooo:rsid="0014ca66" style:font-weight-asian="bold" style:font-weight-complex="bol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2">System Requirements Menu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3"><text:span text:style-name="T1">Pubblicare informazioni di servizio e gli elenchi dei vincitori dei bandi</text:span>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2">Verificare che i requisiti siano corretti e realistici,</text:p>
            <text:p text:style-name="P2">e che siano presenti artefatti nel RAD (scenari, casi d'uso, dizionari dei dati e diagrammi</text:p>
            <text:p text:style-name="P2">eventuali) atti a modellare il requisito specificato.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2">N/A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2">FAIL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3">Non ci sono artefatti coinvolti nella modellazione dell<text:span text:style-name="T1">a funzionalità che fornisca </text:span><text:span text:style-name="T2">la possibilità di </text:span><text:span text:style-name="T3">pubblicare informazioni di servizio e gli elenchi dei vincitori dei bandi</text:span><text:span text:style-name="T2">, </text:span><text:s/>sebbene sia possibile ricavare <text:span text:style-name="T1">e pubblicare</text:span> informazioni <text:span text:style-name="T1">tramite il forum e gli eventi</text:span> che però non sono propriamente pensat<text:span text:style-name="T1">i</text:span> per quest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21:04.14</dc:date>
    <meta:editing-duration>PT3M57S</meta:editing-duration>
    <meta:editing-cycles>3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109" meta:character-count="729" meta:non-whitespace-character-count="633"/>
  </office:meta>
</office:document-meta>
</file>